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cm" style:contextual-spacing="false"/>
      <style:text-properties style:font-name="Liberation Mono" officeooo:paragraph-rsid="0001cf05"/>
    </style:style>
    <style:style style:name="P2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01cf05" style:font-size-asian="12pt" style:font-size-complex="12pt"/>
    </style:style>
    <style:style style:name="P3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06ee62" style:font-size-asian="12pt" style:font-size-complex="12pt"/>
    </style:style>
    <style:style style:name="P4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09c2c3" style:font-size-asian="12pt" style:font-size-complex="12pt"/>
    </style:style>
    <style:style style:name="P5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0d82f7" style:font-size-asian="12pt" style:font-size-complex="12pt"/>
    </style:style>
    <style:style style:name="P6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01cf05" officeooo:paragraph-rsid="0001cf05" style:font-size-asian="12pt" style:font-size-complex="12pt"/>
    </style:style>
    <style:style style:name="P7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01cf05" officeooo:paragraph-rsid="0009c2c3" style:font-size-asian="12pt" style:font-size-complex="12pt"/>
    </style:style>
    <style:style style:name="P8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bold" officeooo:rsid="0023bd60" officeooo:paragraph-rsid="0001cf05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bold" officeooo:rsid="0023bd60" officeooo:paragraph-rsid="0009c2c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bold" officeooo:rsid="0023bd60" officeooo:paragraph-rsid="001044d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.049cm" fo:margin-bottom="0cm" style:contextual-spacing="false"/>
      <style:text-properties style:font-name="Liberation Mono" officeooo:paragraph-rsid="0006ee62"/>
    </style:style>
    <style:style style:name="P12" style:family="paragraph" style:parent-style-name="Standard">
      <style:paragraph-properties fo:margin-top="0.049cm" fo:margin-bottom="0cm" style:contextual-spacing="false"/>
      <style:text-properties style:font-name="Liberation Mono" officeooo:paragraph-rsid="0009c2c3"/>
    </style:style>
    <style:style style:name="P13" style:family="paragraph" style:parent-style-name="Standard">
      <style:paragraph-properties fo:margin-top="0.049cm" fo:margin-bottom="0cm" style:contextual-spacing="false"/>
      <style:text-properties style:font-name="Liberation Mono" officeooo:paragraph-rsid="000d82f7"/>
    </style:style>
    <style:style style:name="P14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normal" officeooo:rsid="0001cf05" officeooo:paragraph-rsid="0001cf0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normal" officeooo:rsid="0001cf05" officeooo:paragraph-rsid="00084c4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normal" officeooo:rsid="0001cf05" officeooo:paragraph-rsid="0009c2c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normal" officeooo:rsid="0001cf05" officeooo:paragraph-rsid="0013b79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01cf05" style:font-size-asian="12pt" style:font-size-complex="12pt"/>
    </style:style>
    <style:style style:name="P19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13b799" style:font-size-asian="12pt" style:font-size-complex="12pt"/>
    </style:style>
    <style:style style:name="P20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1225a8" officeooo:paragraph-rsid="001225a8" style:font-size-asian="12pt" style:font-size-complex="12pt"/>
    </style:style>
    <style:style style:name="P21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1225a8" officeooo:paragraph-rsid="0013b799" style:font-size-asian="12pt" style:font-size-complex="12pt"/>
    </style:style>
    <style:style style:name="P22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01cf05" officeooo:paragraph-rsid="001225a8" style:font-size-asian="12pt" style:font-size-complex="12pt"/>
    </style:style>
    <style:style style:name="P23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01cf05" officeooo:paragraph-rsid="0013b799" style:font-size-asian="12pt" style:font-size-complex="12pt"/>
    </style:style>
    <style:style style:name="P24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bold" officeooo:rsid="0023bd60" officeooo:paragraph-rsid="0013b79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.049cm" fo:margin-bottom="0cm" style:contextual-spacing="false" fo:break-before="column"/>
      <style:text-properties style:font-name="Liberation Mono" officeooo:paragraph-rsid="0013b799"/>
    </style:style>
    <style:style style:name="P26" style:family="paragraph" style:parent-style-name="Standard">
      <style:paragraph-properties fo:margin-top="0.049cm" fo:margin-bottom="0cm" style:contextual-spacing="false"/>
      <style:text-properties style:font-name="Liberation Mono" officeooo:paragraph-rsid="0013b799"/>
    </style:style>
    <style:style style:name="P27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4f07" style:font-weight-asian="bold" style:font-weight-complex="bold"/>
    </style:style>
    <style:style style:name="T3" style:family="text">
      <style:text-properties fo:font-weight="bold" officeooo:rsid="0001cf05" style:font-weight-asian="bold" style:font-weight-complex="bold"/>
    </style:style>
    <style:style style:name="T4" style:family="text">
      <style:text-properties fo:font-weight="bold" officeooo:rsid="0023bd60" style:font-weight-asian="bold" style:font-weight-complex="bold"/>
    </style:style>
    <style:style style:name="T5" style:family="text">
      <style:text-properties officeooo:rsid="00254f07"/>
    </style:style>
    <style:style style:name="T6" style:family="text">
      <style:text-properties officeooo:rsid="0001cf0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1cf05" style:font-weight-asian="normal" style:font-weight-complex="normal"/>
    </style:style>
    <style:style style:name="T9" style:family="text">
      <style:text-properties fo:font-weight="normal" officeooo:rsid="00254f07" style:font-weight-asian="normal" style:font-weight-complex="normal"/>
    </style:style>
    <style:style style:name="T10" style:family="text">
      <style:text-properties fo:font-weight="normal" officeooo:rsid="0013adab" style:font-weight-asian="normal" style:font-weight-complex="normal"/>
    </style:style>
    <style:style style:name="T11" style:family="text">
      <style:text-properties fo:font-size="12pt" fo:language="ru" fo:country="RU" fo:font-weight="bold" officeooo:rsid="0023bd60" style:font-size-asian="12pt" style:font-weight-asian="bold" style:font-size-complex="12pt" style:font-weight-complex="bold"/>
    </style:style>
    <style:style style:name="T12" style:family="text">
      <style:text-properties fo:font-size="12pt" fo:language="ru" fo:country="RU" fo:font-weight="bold" officeooo:rsid="0001cf05" style:font-size-asian="12pt" style:font-weight-asian="bold" style:font-size-complex="12pt" style:font-weight-complex="bold"/>
    </style:style>
    <style:style style:name="T13" style:family="text">
      <style:text-properties fo:font-size="12pt" fo:language="ru" fo:country="RU" fo:font-weight="normal" officeooo:rsid="0023bd60" style:font-size-asian="12pt" style:font-weight-asian="normal" style:font-size-complex="12pt" style:font-weight-complex="normal"/>
    </style:style>
    <style:style style:name="T14" style:family="text">
      <style:text-properties fo:font-size="12pt" fo:language="ru" fo:country="RU" fo:font-weight="normal" officeooo:rsid="0001cf05" style:font-size-asian="12pt" style:font-weight-asian="normal" style:font-size-complex="12pt" style:font-weight-complex="normal"/>
    </style:style>
    <style:style style:name="T15" style:family="text">
      <style:text-properties fo:font-size="12pt" fo:language="ru" fo:country="RU" officeooo:rsid="0001cf05" style:font-size-asian="12pt" style:font-size-complex="12pt"/>
    </style:style>
    <style:style style:name="T16" style:family="text">
      <style:text-properties fo:font-size="12pt" fo:language="ru" fo:country="RU" officeooo:rsid="0023bd60" style:font-size-asian="12pt" style:font-size-complex="12pt"/>
    </style:style>
    <style:style style:name="T17" style:family="text">
      <style:text-properties fo:font-size="12pt" fo:language="ru" fo:country="RU" officeooo:rsid="000d82f7" style:font-size-asian="12pt" style:font-size-complex="12pt"/>
    </style:style>
    <style:style style:name="T18" style:family="text">
      <style:text-properties officeooo:rsid="000b7b8c"/>
    </style:style>
    <style:style style:name="T19" style:family="text">
      <style:text-properties officeooo:rsid="000d21b0"/>
    </style:style>
    <style:style style:name="T20" style:family="text">
      <style:text-properties officeooo:rsid="000d82f7"/>
    </style:style>
    <style:style style:name="T21" style:family="text">
      <style:text-properties officeooo:rsid="001044d9"/>
    </style:style>
    <style:style style:name="T22" style:family="text">
      <style:text-properties officeooo:rsid="0023bd60"/>
    </style:style>
    <style:style style:name="Sect1" style:family="section">
      <style:section-properties text:dont-balance-text-columns="tru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dash" draw:stroke-dash="Long_20_Dash" svg:stroke-color="#000000" svg:stroke-linecap="butt" draw:fill-color="#000000" draw:textarea-horizontal-align="center" draw:textarea-vertical-align="middle"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0" draw:name="Линия 1" draw:style-name="gr1" draw:text-style-name="P27" svg:x1="14.85cm" svg:y1="19.963cm" svg:x2="14.85cm" svg:y2="1.035cm">
        <text:p/>
      </draw:line>
      <text:section text:style-name="Sect1" text:name="Раздел1">
        <text:p text:style-name="P1"><text:span text:style-name="T11">Имя</text:span><text:span text:style-name="T13"> </text:span><text:span text:style-name="T14">_______________</text:span><text:span text:style-name="T12"> Игрок</text:span><text:span text:style-name="T13"> </text:span><text:span text:style-name="T14">_______________</text:span></text:p>
        <text:p text:style-name="P2"><text:span text:style-name="T1">ТЕЛ</text:span><text:span text:style-name="T7"> [ <text:s/>] <text:s/></text:span><text:span text:style-name="T1">ЛОВ</text:span> [ <text:s/>] <text:s/><text:span text:style-name="T1">ИНТ</text:span> [ <text:s/>] <text:s/><text:span text:style-name="T1">ХАР</text:span> [ <text:s/>]</text:p>
        <text:p text:style-name="P3"><text:span text:style-name="T1">Здоровье</text:span> [ <text:s text:c="2"/>/ <text:s text:c="2"/>] <text:s/><text:span text:style-name="T3">Киберпсихоз</text:span><text:span text:style-name="T6"> <text:s text:c="6"/>[ <text:s text:c="2"/>]</text:span><text:span text:style-name="T20">*</text:span></text:p>
        <text:p text:style-name="P11"><text:span text:style-name="T11">Скорость</text:span><text:span text:style-name="T13"> [ <text:s text:c="2"/>] </text:span><text:span text:style-name="T11">м/с</text:span><text:span text:style-name="T14"> <text:s/></text:span><text:span text:style-name="T12">сл. Сопротивления</text:span><text:span text:style-name="T15"> [ <text:s text:c="2"/>]</text:span><text:span text:style-name="T17">*</text:span></text:p>
        <text:p text:style-name="P1"><text:span text:style-name="T11">Свободный опыт</text:span><text:span text:style-name="T16"> [ <text:s text:c="3"/>]</text:span></text:p>
        <text:p text:style-name="P2">----------------------------------------------------</text:p>
        <text:p text:style-name="P10">Навыки<text:span text:style-name="T7"> <text:s text:c="15"/></text:span><text:span text:style-name="T21">Кибернетика</text:span><text:span text:style-name="T18">*</text:span></text:p>
        <text:p text:style-name="P8">ТЕЛ<text:span text:style-name="T8"> <text:s text:c="18"/>______________________________</text:span></text:p>
        <text:p text:style-name="P2">Атлетика <text:s text:c="6"/>[ <text:s text:c="2"/>] <text:s/><text:span text:style-name="T8">______________________________</text:span></text:p>
        <text:p text:style-name="P20"><text:span text:style-name="T8">Р</text:span><text:span text:style-name="T7">укопашный бой [ <text:s text:c="2"/>]</text:span><text:span text:style-name="T10">*</text:span><text:span text:style-name="T7"> ______________________________</text:span></text:p>
        <text:p text:style-name="P2"><text:span text:style-name="T1">ЛО</text:span><text:span text:style-name="T2">В</text:span><text:span text:style-name="T9"> <text:s text:c="18"/></text:span><text:span text:style-name="T8">______________________________</text:span></text:p>
        <text:p text:style-name="P2">Акробатика <text:s text:c="4"/>[ <text:s text:c="2"/>] <text:s/><text:span text:style-name="T8">______________________________</text:span></text:p>
        <text:p text:style-name="P2">Лов<text:span text:style-name="T5">кость</text:span> рук <text:s text:c="2"/>[ <text:s text:c="2"/>] <text:s/><text:span text:style-name="T8">______________________________</text:span></text:p>
        <text:p text:style-name="P2">Вождение <text:s text:c="6"/><text:span text:style-name="T6">[ <text:s text:c="2"/>]* </text:span><text:span text:style-name="T8">______________________________</text:span></text:p>
        <text:p text:style-name="P2">Пилотирование <text:s/><text:span text:style-name="T6">[ <text:s text:c="2"/>]* </text:span><text:span text:style-name="T8">______________________________</text:span></text:p>
        <text:p text:style-name="P6">Лёгкое оружие <text:s/>[ <text:s text:c="2"/>]* <text:span text:style-name="T7">______________________________</text:span></text:p>
        <text:p text:style-name="P6">Тяжёлое оружие [ <text:s text:c="2"/>]* <text:span text:style-name="T7">______________________________</text:span></text:p>
        <text:p text:style-name="P22">Снайперс. <text:span text:style-name="T19">Д</text:span>ело [ <text:s text:c="2"/>]* <text:span text:style-name="T1">Оружие</text:span></text:p>
        <text:p text:style-name="P22">Артиллерия <text:s text:c="4"/>[ <text:s text:c="2"/>]* <text:span text:style-name="T7">________|_____________________</text:span></text:p>
        <text:p text:style-name="P6">Фехтование <text:s text:c="4"/>[ <text:s text:c="2"/>]* <text:span text:style-name="T7">________|_____________________</text:span></text:p>
        <text:p text:style-name="P8">ИНТ<text:span text:style-name="T7"> <text:s text:c="18"/></text:span><text:span text:style-name="T8">________|_____________________</text:span></text:p>
        <text:p text:style-name="P2">Внимательность [ <text:s text:c="2"/>] <text:s/><text:span text:style-name="T8">________|_____________________</text:span></text:p>
        <text:p text:style-name="P2">Знание <text:s text:c="8"/>[ <text:s text:c="2"/>] <text:s/><text:span text:style-name="T8">________|_____________________</text:span></text:p>
        <text:p text:style-name="P2">Нетраннинг <text:s text:c="4"/><text:span text:style-name="T6">[ <text:s text:c="2"/>]* </text:span><text:span text:style-name="T3">Прочее (заметки, инвентарь)</text:span></text:p>
        <text:p text:style-name="P2">Риперство <text:s text:c="5"/><text:span text:style-name="T6">[ <text:s text:c="2"/>]* </text:span><text:span text:style-name="T8">______________________________</text:span></text:p>
        <text:p text:style-name="P2">Лечение <text:s text:c="7"/><text:span text:style-name="T6">[ <text:s text:c="2"/>]* </text:span><text:span text:style-name="T8">______________________________</text:span></text:p>
        <text:p text:style-name="P8">ХАР<text:span text:style-name="T7"> <text:s text:c="18"/></text:span><text:span text:style-name="T8">______________________________</text:span></text:p>
        <text:p text:style-name="P2">Убеждение <text:s text:c="5"/>[ <text:s text:c="2"/>] <text:s/><text:span text:style-name="T8">______________________________</text:span></text:p>
        <text:p text:style-name="P2">Сопротивление <text:s/>[ <text:s text:c="2"/>]<text:span text:style-name="T6">* </text:span><text:span text:style-name="T8">______________________________</text:span></text:p>
        <text:p text:style-name="P2">Манип. сознан. <text:span text:style-name="T6">[ <text:s text:c="2"/>]* </text:span><text:span text:style-name="T8">______________________________</text:span></text:p>
        <text:p text:style-name="P2"><text:span text:style-name="T1">ПРОЧИЕ</text:span><text:span text:style-name="T7"> <text:s text:c="15"/></text:span><text:span text:style-name="T8">______________________________</text:span></text:p>
        <text:p text:style-name="P2">Быстрый бег <text:s text:c="3"/>[ <text:s text:c="2"/>] <text:s/><text:span text:style-name="T8">______________________________</text:span></text:p>
        <text:p text:style-name="P14"><text:s text:c="22"/>______________________________</text:p>
        <text:p text:style-name="P15">* — сеттинг <text:s text:c="10"/>______________________________</text:p>
        <text:p text:style-name="P14"><text:s text:c="22"/>______________________________</text:p>
        <text:p text:style-name="P25"><text:span text:style-name="T4">Имя</text:span><text:span text:style-name="T22"> </text:span>_______________<text:span text:style-name="T1"> Игрок</text:span><text:span text:style-name="T22"> </text:span>_______________</text:p>
        <text:p text:style-name="P19"><text:span text:style-name="T1">ТЕЛ</text:span><text:span text:style-name="T7"> [ <text:s/>] <text:s/></text:span><text:span text:style-name="T1">ЛОВ</text:span> [ <text:s/>] <text:s/><text:span text:style-name="T1">ИНТ</text:span> [ <text:s/>] <text:s/><text:span text:style-name="T1">ХАР</text:span> [ <text:s/>]</text:p>
        <text:p text:style-name="P19"><text:span text:style-name="T1">Здоровье</text:span> [ <text:s text:c="2"/>/ <text:s text:c="2"/>] <text:s/><text:span text:style-name="T3">Киберпсихоз</text:span><text:span text:style-name="T6"> <text:s text:c="6"/>[ <text:s text:c="2"/>]</text:span><text:span text:style-name="T20">*</text:span></text:p>
        <text:p text:style-name="P26"><text:span text:style-name="T11">Скорость</text:span><text:span text:style-name="T13"> [ <text:s text:c="2"/>] </text:span><text:span text:style-name="T11">м/с</text:span><text:span text:style-name="T14"> <text:s/></text:span><text:span text:style-name="T12">сл. Сопротивления</text:span><text:span text:style-name="T15"> [ <text:s text:c="2"/>]</text:span><text:span text:style-name="T17">*</text:span></text:p>
        <text:p text:style-name="P26"><text:span text:style-name="T11">Свободный опыт</text:span><text:span text:style-name="T16"> [ <text:s text:c="3"/>]</text:span></text:p>
        <text:p text:style-name="P19">----------------------------------------------------</text:p>
        <text:p text:style-name="P24">Навыки<text:span text:style-name="T7"> <text:s text:c="15"/></text:span><text:span text:style-name="T21">Кибернетика</text:span><text:span text:style-name="T18">*</text:span></text:p>
        <text:p text:style-name="P24">ТЕЛ<text:span text:style-name="T8"> <text:s text:c="18"/>______________________________</text:span></text:p>
        <text:p text:style-name="P19">Атлетика <text:s text:c="6"/>[ <text:s text:c="2"/>] <text:s/><text:span text:style-name="T8">______________________________</text:span></text:p>
        <text:p text:style-name="P21"><text:span text:style-name="T8">Р</text:span><text:span text:style-name="T7">укопашный бой [ <text:s text:c="2"/>]</text:span><text:span text:style-name="T10">*</text:span><text:span text:style-name="T7"> ______________________________</text:span></text:p>
        <text:p text:style-name="P19"><text:span text:style-name="T1">ЛО</text:span><text:span text:style-name="T2">В</text:span><text:span text:style-name="T9"> <text:s text:c="18"/></text:span><text:span text:style-name="T8">______________________________</text:span></text:p>
        <text:p text:style-name="P19">Акробатика <text:s text:c="4"/>[ <text:s text:c="2"/>] <text:s/><text:span text:style-name="T8">______________________________</text:span></text:p>
        <text:p text:style-name="P19">Лов<text:span text:style-name="T5">кость</text:span> рук <text:s text:c="2"/>[ <text:s text:c="2"/>] <text:s/><text:span text:style-name="T8">______________________________</text:span></text:p>
        <text:p text:style-name="P19">Вождение <text:s text:c="6"/><text:span text:style-name="T6">[ <text:s text:c="2"/>]* </text:span><text:span text:style-name="T8">______________________________</text:span></text:p>
        <text:p text:style-name="P19">Пилотирование <text:s/><text:span text:style-name="T6">[ <text:s text:c="2"/>]* </text:span><text:span text:style-name="T8">______________________________</text:span></text:p>
        <text:p text:style-name="P23">Лёгкое оружие <text:s/>[ <text:s text:c="2"/>]* <text:span text:style-name="T7">______________________________</text:span></text:p>
        <text:p text:style-name="P23">Тяжёлое оружие [ <text:s text:c="2"/>]* <text:span text:style-name="T7">______________________________</text:span></text:p>
        <text:p text:style-name="P23">Снайперс. <text:span text:style-name="T19">Д</text:span>ело [ <text:s text:c="2"/>]* <text:span text:style-name="T1">Оружие</text:span></text:p>
        <text:p text:style-name="P23">Артиллерия <text:s text:c="4"/>[ <text:s text:c="2"/>]* <text:span text:style-name="T7">________|_____________________</text:span></text:p>
        <text:p text:style-name="P23">Фехтование <text:s text:c="4"/>[ <text:s text:c="2"/>]* <text:span text:style-name="T7">________|_____________________</text:span></text:p>
        <text:p text:style-name="P24">ИНТ<text:span text:style-name="T7"> <text:s text:c="18"/></text:span><text:span text:style-name="T8">________|_____________________</text:span></text:p>
        <text:p text:style-name="P19">Внимательность [ <text:s text:c="2"/>] <text:s/><text:span text:style-name="T8">________|_____________________</text:span></text:p>
        <text:p text:style-name="P19">Знание <text:s text:c="8"/>[ <text:s text:c="2"/>] <text:s/><text:span text:style-name="T8">________|_____________________</text:span></text:p>
        <text:p text:style-name="P19">Нетраннинг <text:s text:c="4"/><text:span text:style-name="T6">[ <text:s text:c="2"/>]* </text:span><text:span text:style-name="T3">Прочее (заметки, инвентарь)</text:span></text:p>
        <text:p text:style-name="P19">Риперство <text:s text:c="5"/><text:span text:style-name="T6">[ <text:s text:c="2"/>]* </text:span><text:span text:style-name="T8">______________________________</text:span></text:p>
        <text:p text:style-name="P19">Лечение <text:s text:c="7"/><text:span text:style-name="T6">[ <text:s text:c="2"/>]* </text:span><text:span text:style-name="T8">______________________________</text:span></text:p>
        <text:p text:style-name="P24">ХАР<text:span text:style-name="T7"> <text:s text:c="18"/></text:span><text:span text:style-name="T8">______________________________</text:span></text:p>
        <text:p text:style-name="P19">Убеждение <text:s text:c="5"/>[ <text:s text:c="2"/>] <text:s/><text:span text:style-name="T8">______________________________</text:span></text:p>
        <text:p text:style-name="P19">Сопротивление <text:s/>[ <text:s text:c="2"/>]<text:span text:style-name="T6">* </text:span><text:span text:style-name="T8">______________________________</text:span></text:p>
        <text:p text:style-name="P19">Манип. сознан. <text:span text:style-name="T6">[ <text:s text:c="2"/>]* </text:span><text:span text:style-name="T8">______________________________</text:span></text:p>
        <text:p text:style-name="P19"><text:span text:style-name="T1">ПРОЧИЕ</text:span><text:span text:style-name="T7"> <text:s text:c="15"/></text:span><text:span text:style-name="T8">______________________________</text:span></text:p>
        <text:p text:style-name="P19">Быстрый бег <text:s text:c="3"/>[ <text:s text:c="2"/>] <text:s/><text:span text:style-name="T8">______________________________</text:span></text:p>
        <text:p text:style-name="P17"><text:s text:c="22"/>______________________________</text:p>
        <text:p text:style-name="P17">* — сеттинг <text:s text:c="10"/>______________________________</text:p>
        <text:p text:style-name="P17"><text:s text:c="22"/>______________________________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06:27:48.457081198</meta:creation-date>
    <dc:date>2023-01-09T07:08:25.133690449</dc:date>
    <meta:editing-duration>PT37M13S</meta:editing-duration>
    <meta:editing-cycles>17</meta:editing-cycles>
    <meta:generator>LibreOffice/7.4.3.2$Linux_X86_64 LibreOffice_project/40$Build-2</meta:generator>
    <meta:document-statistic meta:table-count="0" meta:image-count="0" meta:object-count="0" meta:page-count="1" meta:paragraph-count="70" meta:word-count="284" meta:character-count="3406" meta:non-whitespace-character-count="2606"/>
  </office:meta>
</office:document-meta>
</file>